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goe UI" svg:font-family="'Segoe UI'"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0d8e" officeooo:paragraph-rsid="00022116"/>
    </style:style>
    <style:style style:name="P2" style:family="paragraph" style:parent-style-name="Standard">
      <style:text-properties style:font-name="Lucida Console" officeooo:rsid="00010d8e" officeooo:paragraph-rsid="0002ffc0"/>
    </style:style>
    <style:style style:name="P3" style:family="paragraph" style:parent-style-name="Standard">
      <style:text-properties style:font-name="Lucida Console" officeooo:rsid="00010d8e" officeooo:paragraph-rsid="00022116"/>
    </style:style>
    <style:style style:name="P4" style:family="paragraph" style:parent-style-name="Standard">
      <style:text-properties style:font-name="Lucida Console" officeooo:rsid="00022116" officeooo:paragraph-rsid="0002ffc0"/>
    </style:style>
    <style:style style:name="P5" style:family="paragraph" style:parent-style-name="Standard">
      <style:text-properties style:font-name="Consolas" fo:font-weight="bold" officeooo:rsid="00010d8e" officeooo:paragraph-rsid="00010d8e" style:font-weight-asian="bold" style:font-weight-complex="bold"/>
    </style:style>
    <style:style style:name="P6" style:family="paragraph" style:parent-style-name="Standard">
      <style:text-properties style:font-name="Consolas" officeooo:rsid="00010d8e" officeooo:paragraph-rsid="00010d8e"/>
    </style:style>
    <style:style style:name="P7" style:family="paragraph" style:parent-style-name="Standard">
      <style:text-properties style:font-name="Consolas" officeooo:rsid="00010d8e" officeooo:paragraph-rsid="0001fabc"/>
    </style:style>
    <style:style style:name="P8" style:family="paragraph" style:parent-style-name="Standard">
      <style:text-properties style:font-name="Consolas" officeooo:rsid="00010d8e" officeooo:paragraph-rsid="00022116"/>
    </style:style>
    <style:style style:name="P9" style:family="paragraph" style:parent-style-name="Standard">
      <style:text-properties style:font-name="Consolas" officeooo:rsid="0002ffc0" officeooo:paragraph-rsid="0002ffc0"/>
    </style:style>
    <style:style style:name="P10" style:family="paragraph" style:parent-style-name="Standard">
      <style:text-properties style:font-name="Consolas" officeooo:rsid="0002ffc0" officeooo:paragraph-rsid="0004be5b"/>
    </style:style>
    <style:style style:name="P11" style:family="paragraph" style:parent-style-name="Standard">
      <style:text-properties style:font-name="Consolas" officeooo:rsid="0004be5b" officeooo:paragraph-rsid="0004be5b"/>
    </style:style>
    <style:style style:name="P12" style:family="paragraph" style:parent-style-name="Standard">
      <style:text-properties style:font-name="Consolas" officeooo:rsid="0005d9be" officeooo:paragraph-rsid="0005d9be"/>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01fabc"/>
    </style:style>
    <style:style style:name="T2" style:family="text">
      <style:text-properties officeooo:rsid="00022116"/>
    </style:style>
    <style:style style:name="T3" style:family="text">
      <style:text-properties officeooo:rsid="0004be5b"/>
    </style:style>
    <style:style style:name="T4" style:family="text">
      <style:text-properties officeooo:rsid="0005d9be"/>
    </style:style>
    <style:style style:name="T5" style:family="text">
      <style:text-properties officeooo:rsid="00061529"/>
    </style:style>
    <style:style style:name="T6" style:family="text">
      <style:text-properties fo:font-variant="normal" fo:text-transform="none" style:use-window-font-color="true" style:text-outline="false" style:text-line-through-style="none" style:text-line-through-type="none" style:text-position="0% 100%" style:font-name="Segoe UI"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lations Inspector sales pitch, <text:span text:style-name="T5">in full nerd mode</text:span></text:p>
      <text:p text:style-name="P6"/>
      <text:p text:style-name="P6"/>
      <text:p text:style-name="P6"><office:annotation office:name="__Fieldmark__1_1833855638"><dc:creator>Unknown Author</dc:creator><dc:date>2014-12-27T05:14:34</dc:date><text:list text:style-name=""><text:list-item><text:p>Content: What does the inspector do, how does it handle relations.</text:p></text:list-item></text:list></office:annotation>The unity inspector is the default tool for manipulating and displaying game data. It contains a vertical sequence of property widgets, which is well suited for editing fields of a single object.</text:p>
      <text:p text:style-name="P6"/>
      <text:p text:style-name="P6">The inspector can even deal with relations between objects:</text:p>
      <text:p text:style-name="P7"><text:tab/>- <text:span text:style-name="T1">the default inspector will show an</text:span> object field, where the <text:span text:style-name="T1">related </text:span>object can be dropped in</text:p>
      <text:p text:style-name="P6"><text:tab/>- <text:span text:style-name="T1">by writing a custom inspector, one inspector can be embedded into another one</text:span><office:annotation-end office:name="__Fieldmark__1_1833855638"/><office:annotation-end office:name="__Fieldmark__26_835049865"/></text:p>
      <text:p text:style-name="P6"/>
      <text:p text:style-name="P6">Both methods are usefull and both have limitations:</text:p>
      <text:p text:style-name="P6">- <text:span text:style-name="T1">there is no object field equivalent in the inspector of the referenced object. We can only navigate down a reference path, but not up. We can see all referenced objects of the inspected object, but not all objects that reference it.</text:span></text:p>
      <text:p text:style-name="P6">- <text:span text:style-name="T2">we can't see references beyond the first degree. In many usecases we want to know where the inspected object is, in the context of a tree or graph of references.</text:span></text:p>
      <text:p text:style-name="P8"><office:annotation office:name="__Fieldmark__18_1833855638"><dc:creator>Unknown Author</dc:creator><dc:date>2014-12-27T05:55:45</dc:date><text:list text:continue-numbering="true" text:style-name=""><text:list-item><text:p>integrate: content of different levels is located next to each other, it's not obvious what the level of content is, the inspector gets bloated because it shows the content of many objects (exponential growth)</text:p></text:list-item></text:list></office:annotation>- <text:span text:style-name="T2">embedding can solve these problems, as long as the the reference structure is a tree that has only a few levels. However, it does require custom editor code and becomes more unreadable with every added level</text:span><office:annotation-end office:name="__Fieldmark__18_1833855638"/><text:span text:style-name="T2">.</text:span></text:p>
      <text:p text:style-name="P8"/>
      <text:p text:style-name="P9"/>
      <text:p text:style-name="P10">Some of the most usefull editor extensions are solutions to these problems, by adding a graph editor tool for a specific domain. </text:p>
      <text:p text:style-name="P10">- PlayMaker <text:span text:style-name="T3">lets you inspect a state graph</text:span></text:p>
      <text:p text:style-name="P10">- <text:span text:style-name="T3">ShaderForge lets you inspect a expression tree</text:span></text:p>
      <text:p text:style-name="P10">- <text:span text:style-name="T3">tech trees, AI behaviour trees, dialog graphs</text:span></text:p>
      <text:p text:style-name="P10">- <text:span text:style-name="T3">visual scripting tools let you inspect a function call tree and</text:span></text:p>
      <text:p text:style-name="P10">- <text:span text:style-name="T4">animation state graph</text:span></text:p>
      <text:p text:style-name="P10"/>
      <text:p text:style-name="P11">What all of them do is inspecting all related objects together, with relations <text:span text:style-name="T4">represented as </text:span>edges between them. <text:span text:style-name="T4">The tools are relation-centric, not object centric.</text:span></text:p>
      <text:p text:style-name="P11"/>
      <text:p text:style-name="P11"/>
      <text:p text:style-name="P12">This tool follows the same paradigm, but isn't specific to any domain.</text:p>
      <text:p text:style-name="P4"/>
      <text:p text:style-name="P4"/>
      <text:p text:style-name="P2"/>
      <text:p text:style-name="P3"/>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egoe UI" svg:font-family="'Segoe UI'"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7T05:11:10.413000000</meta:creation-date>
    <dc:date>2015-01-16T03:55:50.856000000</dc:date>
    <meta:editing-duration>PT11M22S</meta:editing-duration>
    <meta:editing-cycles>2</meta:editing-cycles>
    <meta:generator>LibreOffice/4.2.5.2$Windows_x86 LibreOffice_project/61cb170a04bb1f12e77c884eab9192be736ec5f5</meta:generator>
    <meta:document-statistic meta:table-count="0" meta:image-count="0" meta:object-count="0" meta:page-count="1" meta:paragraph-count="17" meta:word-count="304" meta:character-count="1731" meta:non-whitespace-character-count="1448"/>
  </office:meta>
</office:document-meta>
</file>